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" svg:font-family="Helvetica, Arial, sans-serif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4118in" fo:margin-left="-0.075in" style:page-number="auto" table:align="left" style:writing-mode="lr-tb"/>
    </style:style>
    <style:style style:name="Table1.A" style:family="table-column">
      <style:table-column-properties style:column-width="3.8139in"/>
    </style:style>
    <style:style style:name="Table1.B" style:family="table-column">
      <style:table-column-properties style:column-width="1.5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KNS_20_-_20_Imię_20_i_20_NAZWISKO">
      <style:paragraph-properties fo:margin-top="0.0835in" fo:margin-bottom="0in" loext:contextual-spacing="false"/>
      <style:text-properties style:font-name="Verdana" fo:font-weight="bold" officeooo:rsid="00015e24" officeooo:paragraph-rsid="00015e24" style:font-weight-asian="bold" style:font-name-complex="Verdana"/>
    </style:style>
    <style:style style:name="P3" style:family="paragraph" style:parent-style-name="KNS_20_-_20_Imię_20_i_20_NAZWISKO">
      <style:paragraph-properties fo:margin-top="0.0835in" fo:margin-bottom="0in" loext:contextual-spacing="false"/>
      <style:text-properties style:font-name="Verdana" fo:font-size="9pt" fo:font-style="italic" style:font-size-asian="9pt" style:font-style-asian="italic" style:font-name-complex="Verdana" style:font-size-complex="9pt"/>
    </style:style>
    <style:style style:name="P4" style:family="paragraph" style:parent-style-name="KNS_20_-_20_Imię_20_i_20_NAZWISKO">
      <style:paragraph-properties fo:margin-top="0.0835in" fo:margin-bottom="0in" loext:contextual-spacing="false"/>
      <style:text-properties style:font-name="Verdana" fo:font-size="9pt" fo:font-style="italic" officeooo:paragraph-rsid="00002064" style:font-size-asian="9pt" style:font-style-asian="italic" style:font-name-complex="Verdana" style:font-size-complex="9pt"/>
    </style:style>
    <style:style style:name="P5" style:family="paragraph" style:parent-style-name="KNS_20_-_20_Imię_20_i_20_NAZWISKO">
      <style:paragraph-properties fo:margin-top="0.0835in" fo:margin-bottom="0in" loext:contextual-spacing="false" fo:text-align="center" style:justify-single-word="false" style:snap-to-layout-grid="false"/>
    </style:style>
    <style:style style:name="P6" style:family="paragraph" style:parent-style-name="KNS_20_-_20_Tekst_20_Referatu">
      <style:text-properties officeooo:rsid="0001a41e" officeooo:paragraph-rsid="0001a41e"/>
    </style:style>
    <style:style style:name="P7" style:family="paragraph" style:parent-style-name="KNS_20_-_20_Wzór">
      <style:paragraph-properties fo:margin-top="0in" fo:margin-bottom="0in" loext:contextual-spacing="false" fo:line-height="150%" fo:text-align="end" style:justify-single-word="false">
        <style:tab-stops>
          <style:tab-stop style:position="2.448in"/>
          <style:tab-stop style:position="2.8547in" style:type="center"/>
          <style:tab-stop style:position="5.3161in" style:type="right"/>
        </style:tab-stops>
      </style:paragraph-properties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KNS_20_-_20_Wzór">
      <style:paragraph-properties fo:margin-top="0in" fo:margin-bottom="0in" loext:contextual-spacing="false" fo:line-height="150%" fo:text-align="end" style:justify-single-word="false">
        <style:tab-stops>
          <style:tab-stop style:position="2.448in"/>
          <style:tab-stop style:position="2.8547in" style:type="center"/>
          <style:tab-stop style:position="5.3161in" style:type="right"/>
        </style:tab-stops>
      </style:paragraph-properties>
      <style:text-properties style:font-name="Verdana" fo:font-weight="bold" style:font-weight-asian="bold" style:font-name-complex="Verdana"/>
    </style:style>
    <style:style style:name="P9" style:family="paragraph" style:parent-style-name="KNS_20_-_20_Tekst_20_Referatu" style:master-page-name="">
      <loext:graphic-properties draw:fill="none"/>
      <style:paragraph-properties fo:margin-left="0in" fo:margin-right="0in" style:line-height-at-least="0.1807in" fo:text-align="justify" style:justify-single-word="false" fo:orphans="2" fo:widows="2" fo:text-indent="0.5in" style:auto-text-indent="false" style:page-number="auto" fo:background-color="transparent" style:writing-mode="lr-tb"/>
      <style:text-properties officeooo:rsid="0008e099" officeooo:paragraph-rsid="0008e099"/>
    </style:style>
    <style:style style:name="P10" style:family="paragraph" style:parent-style-name="KNS_20_-_20_Tytuł_20_Referatu">
      <style:paragraph-properties fo:margin-top="0.3937in" fo:margin-bottom="0.452in" loext:contextual-spacing="false"/>
      <style:text-properties officeooo:rsid="00015e24" officeooo:paragraph-rsid="00015e24"/>
    </style:style>
    <style:style style:name="P11" style:family="paragraph" style:parent-style-name="KNS_20_-_20_Tytuł_20_Referatu">
      <style:paragraph-properties fo:margin-top="0.3937in" fo:margin-bottom="0.452in" loext:contextual-spacing="false"/>
      <style:text-properties officeooo:rsid="00075bb7" officeooo:paragraph-rsid="00075bb7"/>
    </style:style>
    <style:style style:name="P12" style:family="paragraph" style:parent-style-name="Header">
      <style:paragraph-properties fo:text-align="center" style:justify-single-word="false"/>
      <style:text-properties fo:color="#339966" style:font-name="Verdana" fo:font-size="10pt" fo:font-style="italic" fo:font-weight="bold" style:font-size-asian="10pt" style:font-style-asian="italic" style:font-weight-asian="bold" style:font-name-complex="Tahoma" style:font-size-complex="10pt"/>
    </style:style>
    <style:style style:name="T1" style:family="text">
      <style:text-properties fo:color="#339966" style:font-name="Verdana" fo:font-size="10pt" fo:font-style="italic" fo:font-weight="bold" style:font-size-asian="10pt" style:font-style-asian="italic" style:font-weight-asian="bold" style:font-name-complex="Tahoma" style:font-size-complex="10pt"/>
    </style:style>
    <style:style style:name="T2" style:family="text">
      <style:text-properties officeooo:rsid="00037b91"/>
    </style:style>
    <style:style style:name="T3" style:family="text">
      <style:text-properties officeooo:rsid="0006320d"/>
    </style:style>
    <style:style style:name="T4" style:family="text">
      <style:text-properties officeooo:rsid="00075bb7"/>
    </style:style>
    <style:style style:name="T5" style:family="text">
      <style:text-properties officeooo:rsid="0008e099"/>
    </style:style>
    <style:style style:name="T6" style:family="text">
      <style:text-properties officeooo:rsid="000a95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zymon MIKULICZ</text:p>
            <text:p text:style-name="P2">Marcel PISZAK</text:p>
            <text:p text:style-name="P4">Studenckie Koło Naukowe Elektroakustyków</text:p>
            <text:p text:style-name="P4">Electrosonus</text:p>
            <text:p text:style-name="P3">Wydział Inżynierii Mechanicznej i Robotyki</text:p>
          </table:table-cell>
          <table:table-cell table:style-name="Table1.A1" office:value-type="string">
            <text:p text:style-name="P5"/>
          </table:table-cell>
        </table:table-row>
      </table:table>
      <text:p text:style-name="P10">ELE<text:span text:style-name="T3">K</text:span>TROAKUSTYCZNY WZMACNIACZ MAŁYCH CZĘSTOTLIWOŚCI <text:span text:style-name="T4">z WYKORZYSTANIEM AKTYWNYCH ELEMENTÓW DYSKRETNYCH</text:span></text:p>
      <text:p text:style-name="P6">Już od czasów starożytności człowiek podążał za głośniejszym dźwiękiem, początkowe wzmacniacze były trąbką zrobioną z rąk, przyłożoną do ust. Wraz z wynalezieniem elektryczności<text:span text:style-name="T2">, wzmacniacze z akustycznych przerodziły się w elektroakustyczne, początkowo oparte na lampach, potem na tranzystorach, a w końcu na układach scalonych. W celu przybliżenia jednego z etapów ewolucji wzmacniaczy skonstruowano wzmacniacz oparty na tranzystorach, którego wybitna konstrukcja odznacza się nie tylko ekstraordynaryjnym dźwiękiem, ale również niezwykle dopracowanym schematem o ponadprzeciętnej trosce o szczegóły. </text:span></text:p>
      <text:p text:style-name="KNS_20_-_20_Tekst_20_Referatu"/>
      <text:p text:style-name="P11">ELCTROACOUSTIC A<text:span text:style-name="T5">MPLIFIER USING ACTIVE DESCREET COMPONENTS</text:span></text:p>
      <text:p text:style-name="P9">From the ancient times people were pursuing louder sound, firts amplifiers were <text:span text:style-name="T6">hands put around mouth. When electricity was invented, amplifiers became alectroacoustic from being just acoustic, firstly tube-based, then based on transistor and finally on integrated circuits. To show one of the steps of amplifiers' evolution transistor-based amplifier was constructed with not only extraordinary sound characteristics, but polished schematic with remarkable attention to detail as well.</text:span></text:p>
      <text:p text:style-name="KNS_20_-_20_Tekst_20_Referatu"/>
      <text:p text:style-name="KNS_20_-_20_Tekst_20_Referatu"/>
      <text:p text:style-name="P7"/>
      <text:p text:style-name="P7"/>
      <text:p text:style-name="P7"/>
      <text:p text:style-name="P7"><text:span text:style-name="T6">O</text:span>piekun <text:span text:style-name="T6">n</text:span>aukowy referatu</text:p>
      <text:p text:style-name="P8"><text:tab/><text:span text:style-name="T6">dr inż. Tomasz Korbi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Helvetica" svg:font-family="Helvetica, Arial, sans-serif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KNS_20_-_20_Słowa_20_Kluczowe" style:display-name="KNS - Słowa Kluczowe" style:family="paragraph" style:parent-style-name="Standard" style:next-style-name="KNS_20_-_20_Imię_20_i_20_NAZWISKO">
      <style:paragraph-properties fo:margin-left="2.7563in" fo:margin-right="0in" fo:margin-top="0.5909in" fo:margin-bottom="0in" loext:contextual-spacing="false" fo:line-height="0.1528in" fo:text-align="justify" style:justify-single-word="false" fo:text-indent="0in" style:auto-text-indent="false"/>
      <style:text-properties fo:font-size="9pt" fo:font-style="italic" style:font-size-asian="9pt" style:font-style-asian="italic" style:font-size-complex="10pt" style:font-style-complex="italic"/>
    </style:style>
    <style:style style:name="KNS_20_-_20_Imię_20_i_20_NAZWISKO" style:display-name="KNS - Imię i NAZWISKO" style:family="paragraph" style:parent-style-name="Standard">
      <style:paragraph-properties fo:margin-top="0.2953in" fo:margin-bottom="0in" loext:contextual-spacing="false" fo:hyphenation-ladder-count="no-limit"/>
      <style:text-properties fo:font-size="11pt" style:font-size-asian="11pt" fo:hyphenate="false" fo:hyphenation-remain-char-count="2" fo:hyphenation-push-char-count="2"/>
    </style:style>
    <style:style style:name="KNS_20_-_20_Afiliacje" style:display-name="KNS - Afiliacje" style:family="paragraph" style:parent-style-name="Footnote">
      <style:paragraph-properties fo:margin-left="0.0752in" fo:margin-right="0in" fo:text-align="justify" style:justify-single-word="false" fo:text-indent="-0.0752in" style:auto-text-indent="false"/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KNS_20_-_20_Tytuł_20_Referatu" style:display-name="KNS - Tytuł Referatu" style:family="paragraph" style:parent-style-name="Standard" style:next-style-name="KNS_20_-_20_Abstrakt">
      <style:paragraph-properties fo:margin-top="0.3937in" fo:margin-bottom="0.5909in" loext:contextual-spacing="false" fo:text-align="center" style:justify-single-word="false"/>
      <style:text-properties fo:text-transform="uppercase" fo:font-size="13pt" fo:font-weight="bold" style:font-size-asian="13pt" style:font-weight-asian="bold"/>
    </style:style>
    <style:style style:name="KNS_20_-_20_Abstrakt" style:display-name="KNS - Abstrakt" style:family="paragraph" style:parent-style-name="Standard" style:next-style-name="KNS_20_-_20_Tytuł_20_Punktu">
      <style:paragraph-properties fo:margin-left="0.1972in" fo:margin-right="0in" style:line-height-at-least="0.1528in" fo:text-align="justify" style:justify-single-word="false" fo:text-indent="0.1972in" style:auto-text-indent="false"/>
      <style:text-properties fo:font-size="9pt" style:font-size-asian="9pt"/>
    </style:style>
    <style:style style:name="KNS_20_-_20_Tytuł_20_Punktu" style:display-name="KNS - Tytuł Punktu" style:family="paragraph" style:parent-style-name="Standard" style:list-style-name="WW8Num2">
      <style:paragraph-properties fo:margin-top="0.3937in" fo:margin-bottom="0.0783in" loext:contextual-spacing="false" fo:text-align="center" style:justify-single-word="false"/>
      <style:text-properties fo:text-transform="uppercase" fo:font-size="11pt" style:font-size-asian="11pt"/>
    </style:style>
    <style:style style:name="KNS_20_-_20_Tytuł_20_Podpunktu" style:display-name="KNS - Tytuł Podpunktu" style:family="paragraph" style:parent-style-name="KNS_20_-_20_Tytuł_20_Punktu" style:list-style-name="WW8Num2">
      <style:paragraph-properties fo:margin-top="0.1972in" fo:margin-bottom="0.1972in" loext:contextual-spacing="false"/>
      <style:text-properties fo:font-size="9pt" style:font-size-asian="9pt"/>
    </style:style>
    <style:style style:name="KNS_20_-_20_Tekst_20_Referatu" style:display-name="KNS - Tekst Referatu" style:family="paragraph" style:parent-style-name="Standard">
      <style:paragraph-properties fo:margin-left="0in" fo:margin-right="0in" style:line-height-at-least="0.1807in" fo:text-align="justify" style:justify-single-word="false" fo:text-indent="0.5in" style:auto-text-indent="false"/>
      <style:text-properties fo:font-size="11pt" style:font-size-asian="11pt"/>
    </style:style>
    <style:style style:name="KNS_20_-_20_Wzór" style:display-name="KNS - Wzór" style:family="paragraph" style:parent-style-name="KNS_20_-_20_Tekst_20_Referatu" style:next-style-name="KNS_20_-_20_Tekst_20_Referatu">
      <style:paragraph-properties fo:margin-top="0.1972in" fo:margin-bottom="0.1972in" loext:contextual-spacing="false" style:line-height-at-least="0.1528in">
        <style:tab-stops>
          <style:tab-stop style:position="2.8547in" style:type="center"/>
          <style:tab-stop style:position="5.3161in" style:type="right"/>
        </style:tab-stops>
      </style:paragraph-properties>
    </style:style>
    <style:style style:name="KNS_20_-_20_Tekst_20_Referatu_20_-_20_Kursywa" style:display-name="KNS - Tekst Referatu - Kursywa" style:family="paragraph" style:parent-style-name="KNS_20_-_20_Tekst_20_Referatu">
      <style:text-properties fo:font-style="italic" style:font-style-asian="italic" style:font-style-complex="italic"/>
    </style:style>
    <style:style style:name="KNS_20_-_20_Tabela" style:display-name="KNS - Tabela" style:family="paragraph" style:parent-style-name="KNS_20_-_20_Tekst_20_Referatu" style:next-style-name="KNS_20_-_20_Tekst_20_Referatu">
      <style:paragraph-properties fo:margin-left="0in" fo:margin-right="0in" style:line-height-at-least="0.1528in" fo:text-align="center" style:justify-single-word="false" fo:text-indent="0in" style:auto-text-indent="false"/>
      <style:text-properties fo:font-size="9pt" style:font-size-asian="9pt"/>
    </style:style>
    <style:style style:name="KNS_20_-_20_Tytuł_20_Tabeli" style:display-name="KNS - Tytuł Tabeli" style:family="paragraph" style:parent-style-name="KNS_20_-_20_Tekst_20_Referatu" style:next-style-name="KNS_20_-_20_Tabela">
      <style:paragraph-properties fo:margin-left="0in" fo:margin-right="0in" fo:margin-top="0.1972in" fo:margin-bottom="0.0783in" loext:contextual-spacing="false" style:line-height-at-least="0.1528in" fo:text-align="center" style:justify-single-word="false" fo:text-indent="0in" style:auto-text-indent="false"/>
      <style:text-properties fo:font-size="9pt" style:font-size-asian="9pt"/>
    </style:style>
    <style:style style:name="KNS_20_-_20_Ilustracja" style:display-name="KNS - Ilustracja" style:family="paragraph" style:parent-style-name="KNS_20_-_20_Tekst_20_Referatu">
      <style:paragraph-properties fo:margin-top="0.1972in" fo:margin-bottom="0in" loext:contextual-spacing="false" fo:line-height="100%" fo:text-align="center" style:justify-single-word="false"/>
    </style:style>
    <style:style style:name="KNS_20_-_20_Podpis_20_Ilustracji" style:display-name="KNS - Podpis Ilustracji" style:family="paragraph" style:parent-style-name="KNS_20_-_20_Tekst_20_Referatu">
      <style:paragraph-properties fo:margin-top="0.0984in" fo:margin-bottom="0.1972in" loext:contextual-spacing="false" style:line-height-at-least="0.1528in" fo:text-align="center" style:justify-single-word="false"/>
      <style:text-properties fo:font-size="9pt" style:font-size-asian="9pt"/>
    </style:style>
    <style:style style:name="KNS_20_-_20_Literatura_20_-_20_Nagłówek" style:display-name="KNS - Literatura - Nagłówek" style:family="paragraph" style:parent-style-name="Standard" style:next-style-name="KNS_20_-_20_Literatura_20_-_20_Pozycja">
      <style:paragraph-properties fo:margin-top="0.3937in" fo:margin-bottom="0.2756in" loext:contextual-spacing="false" fo:text-align="center" style:justify-single-word="false"/>
      <style:text-properties fo:text-transform="uppercase" fo:font-size="9pt" style:font-size-asian="9pt"/>
    </style:style>
    <style:style style:name="KNS_20_-_20_Literatura_20_-_20_Pozycja" style:display-name="KNS - Literatura - Pozycja" style:family="paragraph" style:parent-style-name="KNS_20_-_20_Tekst_20_Referatu">
      <style:paragraph-properties fo:margin-left="0in" fo:margin-right="0in" style:line-height-at-least="0.1528in" fo:text-indent="0in" style:auto-text-indent="false"/>
      <style:text-properties fo:font-size="9pt" style:font-size-asian="9pt"/>
    </style:style>
    <style:style style:name="KNS_20_-_20_Tytuł_20_Po_20_Angielsku" style:display-name="KNS - Tytuł Po Angielsku" style:family="paragraph" style:parent-style-name="KNS_20_-_20_Literatura_20_-_20_Nagłówek" style:next-style-name="KNS_20_-_20_Streszczenie_20_Po_20_Angielsku"/>
    <style:style style:name="KNS_20_-_20_Streszczenie_20_Po_20_Angielsku" style:display-name="KNS - Streszczenie Po Angielsku" style:family="paragraph" style:parent-style-name="KNS_20_-_20_Literatura_20_-_20_Pozycja">
      <style:paragraph-properties fo:margin-left="0in" fo:margin-right="0in" fo:text-indent="0.1972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fo:font-size="11pt" style:font-size-asian="11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fo:font-size="11pt" style:font-size-asian="11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font-size="11pt" style:font-size-asian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omyślna_20_czcionka_20_akapitu" style:display-name="Domyślna czcionka akapitu" style:family="text"/>
    <style:style style:name="Footnote_20_Symbol" style:display-name="Footnote Symbol" style:family="text">
      <style:text-properties style:text-position="super 58%"/>
    </style:style>
    <style:style style:name="KNS_20_-_20_Tekst_20_Referatu_20_Znak" style:display-name="KNS - Tekst Referatu Znak" style:family="text">
      <style:text-properties fo:font-size="11pt" fo:language="pl" fo:country="PL" style:font-size-asian="11pt" style:font-size-complex="12pt" style:language-complex="ar" style:country-complex="SA"/>
    </style:style>
    <style:style style:name="KNS_20_-_20_Tekst_20_Referatu_20_-_20_Kursywa_20_Znak" style:display-name="KNS - Tekst Referatu - Kursywa Znak" style:family="text">
      <style:text-properties fo:font-size="11pt" fo:language="pl" fo:country="PL" fo:font-style="italic" style:font-size-asian="11pt" style:font-style-asian="italic" style:font-size-complex="12pt" style:language-complex="ar" style:country-complex="SA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prefix="Artykuł " style:num-suffix="." style:num-format="I">
        <style:list-level-properties text:list-level-position-and-space-mode="label-alignment">
          <style:list-level-label-alignment text:label-followed-by="listtab" text:list-tab-stop-position="2.25in"/>
        </style:list-level-properties>
      </text:outline-level-style>
      <text:outline-level-style text:level="2" text:style-name="WW8Num5z1" style:num-prefix="Sekcja " style:num-format="1" text:display-levels="2">
        <style:list-level-properties text:list-level-position-and-space-mode="label-alignment">
          <style:list-level-label-alignment text:label-followed-by="listtab" text:list-tab-stop-position="1.75in"/>
        </style:list-level-properties>
      </text:outline-level-style>
      <text:outline-level-style text:level="3" text:style-name="WW8Num5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7in" fo:text-indent="-0.3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 fo:text-align="center">
          <style:list-level-label-alignment text:label-followed-by="listtab" text:list-tab-stop-position="0.1181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2z0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Artykuł " style:num-suffix="." style:num-format="I">
        <style:list-level-properties text:list-level-position-and-space-mode="label-alignment">
          <style:list-level-label-alignment text:label-followed-by="listtab" text:list-tab-stop-position="2.25in"/>
        </style:list-level-properties>
      </text:list-level-style-number>
      <text:list-level-style-number text:level="2" text:style-name="WW8Num5z1" style:num-prefix="Sekcja " style:num-format="1" text:display-levels="2">
        <style:list-level-properties text:list-level-position-and-space-mode="label-alignment">
          <style:list-level-label-alignment text:label-followed-by="listtab" text:list-tab-stop-position="1.75in"/>
        </style:list-level-properties>
      </text:list-level-style-number>
      <text:list-level-style-number text:level="3" text:style-name="WW8Num5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7in" fo:text-indent="-0.3in" fo:margin-left="0.5in"/>
        </style:list-level-properties>
      </text:list-level-style-number>
      <text:list-level-style-number text:level="4" text:style-name="WW8Num5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text:style-name="WW8Num5z4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text:style-name="WW8Num5z5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text:style-name="WW8Num5z6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6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6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6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6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6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 fo:text-align="center">
          <style:list-level-label-alignment text:label-followed-by="listtab" text:list-tab-stop-position="0.0783in"/>
        </style:list-level-properties>
      </text:list-level-style-number>
      <text:list-level-style-number text:level="2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8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8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8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8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8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8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8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9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9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9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9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9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2.75in" fo:text-indent="-0.65in" fo:margin-left="1.9in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3.25in" fo:text-indent="-0.75in" fo:margin-left="2.25in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3.75in" fo:text-indent="-0.85in" fo:margin-left="2.6in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4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 fo:text-align="center">
          <style:list-level-label-alignment text:label-followed-by="listtab" text:list-tab-stop-position="0.1972in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4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4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4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 fo:text-align="center">
          <style:list-level-label-alignment text:label-followed-by="listtab" text:list-tab-stop-position="0.25in" fo:text-indent="-0.05in" fo:margin-left="0.25in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6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6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6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6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5.4118in" fo:margin-left="-0.075in" table:align="left" style:writing-mode="lr-tb"/>
    </style:style>
    <style:style style:name="Table2.A" style:family="table-column">
      <style:table-column-properties style:column-width="5.411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339966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color="#339966" style:font-name="Verdana" fo:font-size="10pt" fo:font-style="italic" fo:font-weight="bold" style:font-size-asian="10pt" style:font-style-asian="italic" style:font-weight-asian="bold" style:font-name-complex="Tahoma" style:font-size-complex="10pt"/>
    </style:style>
    <style:style style:name="MT1" style:family="text">
      <style:text-properties fo:color="#339966" style:font-name="Verdana" fo:font-size="10pt" fo:font-style="italic" fo:font-weight="bold" style:font-size-asian="10pt" style:font-style-asian="italic" style:font-weight-asian="bold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1.1236in" fo:margin-left="1.3783in" fo:margin-right="1.575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181in" fo:margin-left="0in" fo:margin-right="0in" fo:margin-bottom="1.179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<text:span text:style-name="MT1">57 Konferencja Studenckich Kół Naukowych Pionu Górniczego AGH</text:span></text:p>
              <text:p text:style-name="MP2">8 grudnia 2016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ię i NAZWISKO</dc:title>
    <meta:initial-creator>Goska</meta:initial-creator>
    <meta:creation-date>2016-10-28T17:29:00</meta:creation-date>
    <dc:date>2016-11-18T23:59:57.622000000</dc:date>
    <meta:editing-cycles>8</meta:editing-cycles>
    <meta:editing-duration>PT12M59S</meta:editing-duration>
    <meta:generator>LibreOffice/5.1.6.2$Windows_x86 LibreOffice_project/07ac168c60a517dba0f0d7bc7540f5afa45f0909</meta:generator>
    <meta:document-statistic meta:table-count="2" meta:image-count="0" meta:object-count="0" meta:page-count="1" meta:paragraph-count="13" meta:word-count="189" meta:character-count="1490" meta:non-whitespace-character-count="1312"/>
  </office:meta>
</office:document-meta>
</file>